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0f5" draw:textarea-horizontal-align="justify" draw:textarea-vertical-align="middle" draw:auto-grow-height="false" fo:min-height="5.103cm" fo:min-width="5.956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.118cm" fo:min-width="0.511cm"/>
    </style:style>
    <style:style style:name="gr3" style:family="graphic" style:parent-style-name="standard">
      <style:graphic-properties draw:textarea-horizontal-align="justify" draw:textarea-vertical-align="middle" draw:auto-grow-height="false" fo:min-height="0.118cm" fo:min-width="0.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1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4cm" fo:min-width="0.957cm"/>
    </style:style>
    <style:style style:name="P1" style:family="paragraph">
      <loext:graphic-properties draw:fill="solid" draw:fill-color="#fff0f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456cm" svg:height="5.353cm" svg:x="11.57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55cm" svg:height="0.735cm" svg:x="10.054cm" svg:y="2.02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154cm" svg:height="0.735cm" svg:x="10.055cm" svg:y="3.127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155cm" svg:height="0.735cm" svg:x="10.055cm" svg:y="4.33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154cm" svg:height="0.735cm" svg:x="10.056cm" svg:y="5.54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013cm" svg:height="0.725cm" svg:x="7.887cm" svg:y="3.1cm">
          <draw:text-box>
            <text:p text:style-name="P3">btnHora</text:p>
          </draw:text-box>
        </draw:frame>
        <draw:frame draw:style-name="gr5" draw:text-style-name="P4" draw:layer="layout" svg:width="1.776cm" svg:height="0.725cm" svg:x="7.906cm" svg:y="4.281cm">
          <draw:text-box>
            <text:p text:style-name="P3">btnMin</text:p>
          </draw:text-box>
        </draw:frame>
        <draw:frame draw:style-name="gr6" draw:text-style-name="P4" draw:layer="layout" svg:width="1.852cm" svg:height="0.725cm" svg:x="7.948cm" svg:y="5.475cm">
          <draw:text-box>
            <text:p text:style-name="P3">btnSeg</text:p>
          </draw:text-box>
        </draw:frame>
        <draw:frame draw:style-name="gr7" draw:text-style-name="P4" draw:layer="layout" svg:width="2.322cm" svg:height="0.725cm" svg:x="7.878cm" svg:y="1.975cm">
          <draw:text-box>
            <text:p text:style-name="P3">btnConfig</text:p>
          </draw:text-box>
        </draw:frame>
        <draw:custom-shape draw:style-name="gr2" draw:text-style-name="P2" draw:layer="layout" svg:width="1.155cm" svg:height="0.735cm" svg:x="18.345cm" svg:y="3.86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1.683cm" svg:height="0.725cm" svg:x="19.617cm" svg:y="3.875cm">
          <draw:text-box>
            <text:p text:style-name="P3">Salid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4:11:18.514000000</meta:creation-date>
    <dc:date>2018-11-13T21:45:28.502000000</dc:date>
    <meta:editing-duration>PT18M48S</meta:editing-duration>
    <meta:editing-cycles>2</meta:editing-cycles>
    <meta:generator>LibreOffice/5.4.4.2$Windows_X86_64 LibreOffice_project/2524958677847fb3bb44820e40380acbe820f960</meta:generator>
    <meta:document-statistic meta:object-count="11"/>
  </office:meta>
</office:document-meta>
</file>